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2" style:family="paragraph"/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2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2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2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2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2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list-style-name="LFO2" style:family="paragraph"/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2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2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Normal" style:list-style-name="LFO2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list-style-name="LFO3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Normal" style:list-style-name="LFO3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3" style:family="paragraph"/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3" style:family="paragraph"/>
    <style:style style:name="T55" style:parent-style-name="DefaultParagraphFont" style:family="text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list-style-name="LFO4" style:family="paragraph"/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Normal" style:list-style-name="LFO4" style:family="paragraph"/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list-style-name="LFO4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4" style:family="paragraph"/>
    <style:style style:name="T65" style:parent-style-name="DefaultParagraphFont" style:family="text">
      <style:text-properties fo:font-weight="bold" style:font-weight-asian="bold" style:font-weight-complex="bold"/>
    </style:style>
    <style:style style:name="P66" style:parent-style-name="Normal" style:list-style-name="LFO4" style:family="paragraph"/>
    <style:style style:name="T67" style:parent-style-name="DefaultParagraphFont" style:family="text">
      <style:text-properties fo:font-weight="bold" style:font-weight-asian="bold" style:font-weight-complex="bold"/>
    </style:style>
    <style:style style:name="P68" style:parent-style-name="Normal" style:list-style-name="LFO4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4" style:family="paragraph"/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list-style-name="LFO4" style:family="paragraph"/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Normal" style:list-style-name="LFO4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list-style-name="LFO5" style:family="paragraph"/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Normal" style:list-style-name="LFO5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Normal" style:family="paragraph">
      <style:text-properties fo:font-weight="bold" style:font-weight-asian="bold" style:font-weight-complex="bold"/>
    </style:style>
    <style:style style:name="P87" style:parent-style-name="Normal" style:list-style-name="LFO6" style:family="paragraph"/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Normal" style:list-style-name="LFO6" style:family="paragraph"/>
    <style:style style:name="P90" style:parent-style-name="Normal" style:family="paragraph">
      <style:text-properties fo:font-weight="bold" style:font-weight-asian="bold" style:font-weight-complex="bold"/>
    </style:style>
    <style:style style:name="P91" style:parent-style-name="Normal" style:list-style-name="LFO7" style:family="paragraph"/>
    <style:style style:name="T92" style:parent-style-name="DefaultParagraphFont" style:family="text">
      <style:text-properties fo:font-weight="bold" style:font-weight-asian="bold" style:font-weight-complex="bold"/>
    </style:style>
    <style:style style:name="P93" style:parent-style-name="Normal" style:list-style-name="LFO7" style:family="paragraph"/>
    <style:style style:name="T94" style:parent-style-name="DefaultParagraphFont" style:family="text">
      <style:text-properties fo:font-weight="bold" style:font-weight-asian="bold" style:font-weight-complex="bold"/>
    </style:style>
    <style:style style:name="P95" style:parent-style-name="Normal" style:list-style-name="LFO7" style:family="paragraph"/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Organization:</text:span><text:s/>Elevate Labs<text:s/><text:span text:style-name="T3">Project:</text:span><text:s/>Internship Project Phase (2 Weeks)</text:p>
      <text:p text:style-name="Normal"><text:span text:style-name="T4">Report Title: Startup Investment Analysis (Shark Tank India )</text:span></text:p>
      <text:p text:style-name="Normal"><text:span text:style-name="T5">Date:</text:span><text:s/>October 27, 2025</text:p>
      <text:p text:style-name="Normal"/>
      <text:p text:style-name="P6">1. Executive Summary</text:p>
      <text:p text:style-name="Normal">This report presents an analysis of the key investment data from Shark Tank India Season 1. Across 35 episodes, a total of 117 pitches were featured, resulting in a total investment of<text:s text:c="3"/><text:s/><text:span text:style-name="T7">₹ 336.20 Million</text:span>.<text:s/><text:span text:style-name="T8">Aman Gupta</text:span><text:s/>emerged as the most active investor, securing the highest number of deals both in volume and value. By domain, the<text:s/><text:span text:style-name="T9">'Food and Beverages'</text:span><text:s/>sector saw the highest number of pitches (29.91%). This report highlights investor performance, sector-wise trends, and deal structures.</text:p>
      <text:p text:style-name="Normal"/>
      <text:p text:style-name="P10">2. Overall Performance Metrics</text:p>
      <text:p text:style-name="Normal">The Key Performance Indicators (KPIs) for Season 1 are as follows:</text:p>
      <text:list text:style-name="LFO1" text:continue-numbering="true">
        <text:list-item>
          <text:p text:style-name="P11"><text:span text:style-name="T12">Total Pitches:</text:span><text:s/>117</text:p>
        </text:list-item>
        <text:list-item>
          <text:p text:style-name="P13"><text:span text:style-name="T14">Total Investment:</text:span><text:s/>₹ 336.20M</text:p>
        </text:list-item>
        <text:list-item>
          <text:p text:style-name="P15"><text:span text:style-name="T16">Count of Domain:</text:span><text:s/>11</text:p>
        </text:list-item>
        <text:list-item>
          <text:p text:style-name="P17"><text:span text:style-name="T18">Highest Single Investment:</text:span><text:s/>₹ 15.00M (Brand: Aas Vidyalaya)</text:p>
        </text:list-item>
      </text:list>
      <text:p text:style-name="Normal"/>
      <text:p text:style-name="P19">3. Analysis by Shark (Investor)</text:p>
      <text:p text:style-name="Normal">The season saw stiff competition among the Sharks for investments. Aman Gupta led the tank in both the total amount invested and the number of deals finalized.</text:p>
      <text:p text:style-name="P20">Top 3 Investors</text:p>
      <text:list text:style-name="LFO2" text:continue-numbering="true">
        <text:list-item>
          <text:p text:style-name="P21"><text:span text:style-name="T22">Aman Gupta</text:span></text:p>
          <text:list text:continue-numbering="true">
            <text:list-item>
              <text:p text:style-name="P23"><text:span text:style-name="T24">Rank:</text:span><text:s/>1</text:p>
            </text:list-item>
            <text:list-item>
              <text:p text:style-name="P25"><text:span text:style-name="T26">Total Companies:</text:span><text:s/>28</text:p>
            </text:list-item>
            <text:list-item>
              <text:p text:style-name="P27"><text:span text:style-name="T28">Total Investment:</text:span><text:s/>₹ 93.58M</text:p>
            </text:list-item>
          </text:list>
        </text:list-item>
        <text:list-item>
          <text:p text:style-name="P29"><text:span text:style-name="T30">Peyush Bansal</text:span></text:p>
          <text:list text:continue-numbering="true">
            <text:list-item>
              <text:p text:style-name="P31"><text:span text:style-name="T32">Rank:</text:span><text:s/>2</text:p>
            </text:list-item>
            <text:list-item>
              <text:p text:style-name="P33"><text:span text:style-name="T34">Total Companies:</text:span><text:s/>27</text:p>
            </text:list-item>
            <text:list-item>
              <text:p text:style-name="P35"><text:span text:style-name="T36">Total Investment:</text:span><text:s/>₹ 82.97M</text:p>
            </text:list-item>
            <text:list-item>
              <text:p text:style-name="P37"><text:span text:style-name="T38">Profile:</text:span><text:s/>Co-founder and CEO of Lenskart.</text:p>
            </text:list-item>
          </text:list>
        </text:list-item>
        <text:list-item>
          <text:p text:style-name="P39"><text:span text:style-name="T40">Anupam Mittal</text:span></text:p>
          <text:list text:continue-numbering="true">
            <text:list-item>
              <text:p text:style-name="P41"><text:span text:style-name="T42">Rank:</text:span><text:s/>3</text:p>
            </text:list-item>
            <text:list-item>
              <text:p text:style-name="P43"><text:span text:style-name="T44">Total Companies:</text:span><text:s/>24</text:p>
            </text:list-item>
            <text:list-item>
              <text:p text:style-name="P45"><text:span text:style-name="T46">Total Investment:</text:span><text:s/>₹ 53.38M</text:p>
            </text:list-item>
          </text:list>
        </text:list-item>
      </text:list>
      <text:p text:style-name="P47">Other Sharks' Performance (by deal count)</text:p>
      <text:list text:style-name="LFO3" text:continue-numbering="true">
        <text:list-item>
          <text:p text:style-name="P48"><text:span text:style-name="T49">Namita Thapar:</text:span><text:s/>22 Deals</text:p>
        </text:list-item>
        <text:list-item>
          <text:p text:style-name="P50"><text:span text:style-name="T51">Ashneer Grover:</text:span><text:s/>21 Deals</text:p>
        </text:list-item>
        <text:list-item>
          <text:p text:style-name="P52"><text:span text:style-name="T53">Vineeta Singh:</text:span><text:s/>15 Deals</text:p>
        </text:list-item>
        <text:list-item>
          <text:p text:style-name="P54"><text:span text:style-name="T55">Ghazal Alagh:</text:span><text:s/>7 Deals</text:p>
        </text:list-item>
      </text:list>
      <text:p text:style-name="P56">4. Domain-wise Investment Analysis</text:p>
      <text:p text:style-name="Normal">Investments were spread across 11 distinct domains, with the 'Food and Beverages' sector being the clear leader.</text:p>
      <text:p text:style-name="P57">Top 3 Domains by No. of Pitches</text:p>
      <text:list text:style-name="LFO4" text:continue-numbering="true">
        <text:list-item>
          <text:p text:style-name="P58"><text:span text:style-name="T59">Food and Beverages</text:span></text:p>
          <text:list text:continue-numbering="true">
            <text:list-item>
              <text:p text:style-name="P60"><text:span text:style-name="T61">Pitches:</text:span><text:s/>35 (29.91% of total)</text:p>
            </text:list-item>
            <text:list-item>
              <text:p text:style-name="P62"><text:span text:style-name="T63">Total Investment:</text:span><text:s/>₹ 8,00,00,005.00 (₹ 80.00M)</text:p>
            </text:list-item>
          </text:list>
        </text:list-item>
        <text:list-item>
          <text:p text:style-name="P64"><text:span text:style-name="T65">Accessories</text:span></text:p>
          <text:list text:continue-numbering="true">
            <text:list-item>
              <text:p text:style-name="P66"><text:span text:style-name="T67">Pitches:</text:span><text:s/>20 (17.09% of total)</text:p>
            </text:list-item>
            <text:list-item>
              <text:p text:style-name="P68"><text:span text:style-name="T69">Total Investment:</text:span><text:s/>₹ 4,25,00,000.00 (₹ 42.50M)</text:p>
            </text:list-item>
          </text:list>
        </text:list-item>
        <text:list-item>
          <text:p text:style-name="P70"><text:span text:style-name="T71">Retail and Fashion</text:span></text:p>
          <text:list text:continue-numbering="true">
            <text:list-item>
              <text:p text:style-name="P72"><text:span text:style-name="T73">Pitches:</text:span><text:s/>14 (11.97% of total)</text:p>
            </text:list-item>
            <text:list-item>
              <text:p text:style-name="P74"><text:span text:style-name="T75">Total Investment:</text:span><text:s/>₹ 4,90,00,000.00 (₹ 49.00M)</text:p>
            </text:list-item>
          </text:list>
        </text:list-item>
      </text:list>
      <text:p text:style-name="Normal"><text:span text:style-name="T76">Other key domains</text:span><text:s/>included<text:s/><text:span text:style-name="T77">'Technology'</text:span><text:s/>(12 pitches) and<text:s/><text:span text:style-name="T78">'Health and Fitness'</text:span><text:s/>(10 pitches).</text:p>
      <text:p text:style-name="P79">5. Deal and Valuation Analysis</text:p>
      <text:p text:style-name="Normal">The charts provide significant insights into the structure of the deals made.</text:p>
      <text:p text:style-name="P80">Investment Amount Trends</text:p>
      <text:soft-page-break/>
      <text:list text:style-name="LFO5" text:continue-numbering="true">
        <text:list-item>
          <text:p text:style-name="P81">As per the "Brand Counts according to investments" chart, the majority of deals (15 brands) were centered around the<text:s/><text:span text:style-name="T82">₹ 5M (50 Lakhs)</text:span><text:s/>investment mark.</text:p>
        </text:list-item>
        <text:list-item>
          <text:p text:style-name="P83"><text:span text:style-name="T84">₹ 1M (10 Lakhs)</text:span><text:s/>(6 brands) and<text:s/><text:span text:style-name="T85">₹ 10M (1 Crore)</text:span><text:s/>(8 brands) were also popular investment brackets.</text:p>
        </text:list-item>
      </text:list>
      <text:p text:style-name="P86">Equity Trends</text:p>
      <text:list text:style-name="LFO6" text:continue-numbering="true">
        <text:list-item>
          <text:p text:style-name="P87">The "Equity Analysis according to Brands" chart reveals that most successful deals involved an equity dilution of<text:s/><text:span text:style-name="T88">between 0% and 20%</text:span>.</text:p>
        </text:list-item>
        <text:list-item>
          <text:p text:style-name="P89">The number of deals dropped sharply as the equity ask went above 30%, indicating a preference from investors for deals with lower equity stakes.</text:p>
        </text:list-item>
      </text:list>
      <text:p text:style-name="P90">Notable Deals</text:p>
      <text:list text:style-name="LFO7" text:continue-numbering="true">
        <text:list-item>
          <text:p text:style-name="P91"><text:span text:style-name="T92">Highest Investment:</text:span><text:s/>Aas Vidyalaya received the highest single investment of ₹ 15M.</text:p>
        </text:list-item>
        <text:list-item>
          <text:p text:style-name="P93"><text:span text:style-name="T94">Highest Equity Deal:</text:span><text:s/>Sid07 Designs gave up 75.00% equity for an investment of ₹ 25,00,000, one of the highest equity deals of the season.</text:p>
        </text:list-item>
        <text:list-item>
          <text:p text:style-name="P95"><text:span text:style-name="T96">Popular ₹ 10M (1 Crore) Deals:</text:span><text:s/>Several brands secured a ₹ 10M investment, including Hammer Lifestyle, Get a Whey, Revamp Moto, and Skippi Pops.</text:p>
        </text:list-item>
      </text:list>
      <text:p text:style-name="Normal"/>
      <text:p text:style-name="P97">6. Conclusion</text:p>
      <text:p text:style-name="Normal">Shark Tank India Season 1 was highly successful from a business perspective, facilitating over ₹ 336.20M in investments. Aman Gupta was the most dominant investor, and the 'Food and Beverages' sector captured the most entrepreneurial interest. The data suggests that an investment of around ₹ 5M for less than 20% equity was the most common successful deal structur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ewakar kumar</meta:initial-creator>
    <dc:creator>deewakar kumar</dc:creator>
    <meta:creation-date>2025-10-27T11:27:00Z</meta:creation-date>
    <dc:date>2025-10-27T11:27:00Z</dc:date>
    <meta:template xlink:href="Normal" xlink:type="simple"/>
    <meta:editing-cycles>2</meta:editing-cycles>
    <meta:editing-duration>PT0S</meta:editing-duration>
    <meta:document-statistic meta:page-count="3" meta:paragraph-count="6" meta:word-count="518" meta:character-count="3465" meta:row-count="24" meta:non-whitespace-character-count="2953"/>
  </office:meta>
</office:document-meta>
</file>